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16pt" style:text-underline-style="solid" style:text-underline-width="auto" style:text-underline-color="font-color" fo:font-weight="bold" style:font-size-asian="14pt" style:font-weight-asian="bold" style:font-size-complex="16pt" style:font-weight-complex="bol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William Royle</text:p>
      <text:p text:style-name="Standard">Samee Zahid</text:p>
      <text:p text:style-name="Standard"/>
      <text:p text:style-name="Standard">November 12, 2014</text:p>
      <text:p text:style-name="Standard"/>
      <text:p text:style-name="P1">Interesting Uses for Sam's Code (Part Five)</text:p>
      <text:p text:style-name="Standard"/>
      <text:p text:style-name="Standard">1) We noticed how Sam used Java's built-in system timer mechanism to craft a class (SimpleTimer.java) which would enable Sam to time and test the efficiency of various programming operations. The line which was most interesting was : </text:p>
      <text:p text:style-name="Standard"/>
      <text:p text:style-name="Standard"><text:tab/><text:tab/><text:tab/><text:tab/><text:tab/>System.currentTimeMillis()</text:p>
      <text:p text:style-name="Standard"/>
      <text:p text:style-name="Standard">Another use for this feature would be to create applications which were time dependent, such as alarm clocks or a feature which would set your wallpaper depending on the time of day (stars at night, sun in the day).</text:p>
      <text:p text:style-name="Standard"/>
      <text:p text:style-name="Standard"/>
      <text:p text:style-name="Standard">2) We noticed how Sam used the @Before tag to enable him to change parameters within a separate class before the main method from the class was actually run, as he did in SkipListTest.java. It enables us to create a generic testing suite with very little extraneous code for specific types. </text:p>
      <text:p text:style-name="Standard"/>
      <text:p text:style-name="Standard"/>
      <text:p text:style-name="Standard">3) In C we noticed that there were different ways to print errors than regular print messages. In Java, we saw that when we saw Sams implementation of the dump method in SortedListTest. Another cool feature about the dump method is how it systematically prints the entire sorted list when coming across an error, and how it's used as a helper method. Sometimes, Java's exceptions and errors aren't enough, and we want more to be known – the dump method can help us there as we can know what the sorted list (in this context) itself was. The dump method could be modified for general collections, and then be used to report the underlying data structure to stderr, thus giving us the ability to pass more information in terms of error reporting.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lliam Royle</meta:initial-creator>
    <meta:creation-date>2014-11-12T21:16:12</meta:creation-date>
    <dc:date>2014-11-12T21:33:36</dc:date>
    <dc:creator>William Royle</dc:creator>
    <meta:editing-duration>PT6S</meta:editing-duration>
    <meta:editing-cycles>1</meta:editing-cycles>
    <meta:document-statistic meta:table-count="0" meta:image-count="0" meta:object-count="0" meta:page-count="1" meta:paragraph-count="9" meta:word-count="275" meta:character-count="1600" meta:non-whitespace-character-count="1326"/>
    <meta:generator>LibreOffice/3.5$Linux_X86_64 LibreOffice_project/350m1$Build-2</meta:generator>
  </office:meta>
</office:document-meta>
</file>